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A4000001BC4DA80123E70A0679.png" manifest:media-type="image/png"/>
  <manifest:file-entry manifest:full-path="Pictures/10000201000002DB00000129ED195FE048511B00.png" manifest:media-type="image/png"/>
  <manifest:file-entry manifest:full-path="Pictures/100002010000042F000002FA108682F1A12D55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27.999cm" svg:height="8.608cm" svg:x="0.001cm" svg:y="0cm">
          <draw:image xlink:href="Pictures/10000201000005A4000001BC4DA80123E70A067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25.783cm" svg:height="10.475cm" svg:x="1.109cm" svg:y="0.701cm">
          <draw:image xlink:href="Pictures/10000201000002DB00000129ED195FE048511B00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2" draw:layer="layout" svg:width="19.635cm" svg:height="13.97cm" svg:x="4.183cm" svg:y="0.254cm">
          <draw:image xlink:href="Pictures/100002010000042F000002FA108682F1A12D5540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3.2$Windows_X86_64 LibreOffice_project/747b5d0ebf89f41c860ec2a39efd7cb15b54f2d8</meta:generator>
    <dc:date>2021-06-17T18:31:55.839000000</dc:date>
    <meta:editing-duration>PT1M30S</meta:editing-duration>
    <meta:editing-cycles>1</meta:editing-cycles>
    <meta:document-statistic meta:object-count="38"/>
  </office:meta>
</office:document-meta>
</file>